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1a9b" officeooo:paragraph-rsid="00161a9b"/>
    </style:style>
    <style:style style:name="P2" style:family="paragraph" style:parent-style-name="Standard">
      <style:text-properties officeooo:rsid="0017e24d" officeooo:paragraph-rsid="0017e24d"/>
    </style:style>
    <style:style style:name="P3" style:family="paragraph" style:parent-style-name="Standard">
      <style:text-properties officeooo:rsid="0018fc2d" officeooo:paragraph-rsid="0018fc2d"/>
    </style:style>
    <style:style style:name="P4" style:family="paragraph" style:parent-style-name="Standard" style:list-style-name="L1">
      <style:text-properties officeooo:rsid="0017e24d" officeooo:paragraph-rsid="0017e24d"/>
    </style:style>
    <style:style style:name="P5" style:family="paragraph" style:parent-style-name="Standard" style:list-style-name="L1">
      <style:text-properties officeooo:rsid="0017e24d" officeooo:paragraph-rsid="001df436"/>
    </style:style>
    <style:style style:name="P6" style:family="paragraph" style:parent-style-name="Standard" style:list-style-name="L2">
      <style:text-properties officeooo:rsid="0017e24d" officeooo:paragraph-rsid="0017e24d"/>
    </style:style>
    <style:style style:name="P7" style:family="paragraph" style:parent-style-name="Standard" style:list-style-name="L3">
      <style:text-properties officeooo:rsid="0017e24d" officeooo:paragraph-rsid="0017e24d"/>
    </style:style>
    <style:style style:name="P8" style:family="paragraph" style:parent-style-name="Standard">
      <style:text-properties officeooo:rsid="0017e24d" officeooo:paragraph-rsid="0017e24d"/>
    </style:style>
    <style:style style:name="P9" style:family="paragraph" style:parent-style-name="Standard" style:list-style-name="L2">
      <style:text-properties officeooo:rsid="0019f296" officeooo:paragraph-rsid="0019f296"/>
    </style:style>
    <style:style style:name="P10" style:family="paragraph" style:parent-style-name="Standard" style:list-style-name="L4">
      <style:text-properties officeooo:rsid="0018fc2d" officeooo:paragraph-rsid="0018fc2d"/>
    </style:style>
    <style:style style:name="P11" style:family="paragraph" style:parent-style-name="Standard">
      <style:text-properties officeooo:rsid="0018fc2d" officeooo:paragraph-rsid="0018fc2d"/>
    </style:style>
    <style:style style:name="P12" style:family="paragraph" style:parent-style-name="Standard" style:list-style-name="L4">
      <style:text-properties officeooo:rsid="001b898b" officeooo:paragraph-rsid="001b898b"/>
    </style:style>
    <style:style style:name="P13" style:family="paragraph" style:parent-style-name="Standard">
      <style:text-properties officeooo:rsid="001b898b" officeooo:paragraph-rsid="0017e24d"/>
    </style:style>
    <style:style style:name="P14" style:family="paragraph" style:parent-style-name="Standard">
      <style:text-properties officeooo:rsid="001b898b" officeooo:paragraph-rsid="001b898b"/>
    </style:style>
    <style:style style:name="P15" style:family="paragraph" style:parent-style-name="Standard">
      <style:text-properties officeooo:rsid="001cc5ea" officeooo:paragraph-rsid="001cc5ea"/>
    </style:style>
    <style:style style:name="P16" style:family="paragraph" style:parent-style-name="Standard">
      <style:text-properties officeooo:rsid="00161a9b" officeooo:paragraph-rsid="001cc5ea"/>
    </style:style>
    <style:style style:name="P17" style:family="paragraph" style:parent-style-name="Standard">
      <style:text-properties officeooo:rsid="0018ff07" officeooo:paragraph-rsid="0018ff07"/>
    </style:style>
    <style:style style:name="P18" style:family="paragraph" style:parent-style-name="Standard" style:list-style-name="L4">
      <style:text-properties officeooo:rsid="001df436" officeooo:paragraph-rsid="001df436"/>
    </style:style>
    <style:style style:name="T1" style:family="text">
      <style:text-properties officeooo:rsid="0017e24d"/>
    </style:style>
    <style:style style:name="T2" style:family="text">
      <style:text-properties officeooo:rsid="0018fc2d"/>
    </style:style>
    <style:style style:name="T3" style:family="text">
      <style:text-properties officeooo:rsid="0019f296"/>
    </style:style>
    <style:style style:name="T4" style:family="text">
      <style:text-properties officeooo:rsid="001b898b"/>
    </style:style>
    <style:style style:name="T5" style:family="text">
      <style:text-properties officeooo:rsid="001df4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Set in a beautiful, tranquil area of Vanderbijlpark, <text:span text:style-name="T4">Gauteng, </text:span><text:s/>The Barn offers a friendly welcome and perfect backdrop for any occasion. </text:p>
      <text:p text:style-name="P1"/>
      <text:p text:style-name="P16">Your hosts take pride in their professionalism, and <text:s/>The Barn is honored to offer you her old-fashioned charm. <text:s/>With her warm wooden finishes, spark<text:span text:style-name="T1">ling crystal chandeliers, romantic fairy lights and old style hospitality, you are sure to feel right at home and relaxed. <text:s/></text:span></text:p>
      <text:p text:style-name="P16"/>
      <text:p text:style-name="P16"><text:span text:style-name="T1"><text:s/>Our Aim: <text:s/>To put into your reach, an event that will be special, <text:s/>memorable and unforgettable, but also affordable. <text:s/>A <text:s/>placce where friends, families and colleagues can meet and enjoy a few hours away from the rat-race.</text:span></text:p>
      <text:p text:style-name="P1"/>
      <text:p text:style-name="P1"/>
      <text:p text:style-name="P2">PICTURES#…………………………………………………. </text:p>
      <text:p text:style-name="P15"/>
      <text:p text:style-name="P2"/>
      <text:p text:style-name="P2"/>
      <text:p text:style-name="P2">ABOUT</text:p>
      <text:p text:style-name="P2"/>
      <text:p text:style-name="P2">We take pri<text:span text:style-name="T3">d</text:span>e in offering <text:s/>you a beautiful, relaxed setting for any event. <text:s/>This includes;</text:p>
      <text:p text:style-name="P2"/>
      <text:list xml:id="list4667450055466008747" text:style-name="L1">
        <text:list-item>
          <text:p text:style-name="P4">Kitchen Teas</text:p>
        </text:list-item>
        <text:list-item>
          <text:p text:style-name="P4">Baby Showers</text:p>
        </text:list-item>
        <text:list-item>
          <text:p text:style-name="P4">Birthday Parties</text:p>
        </text:list-item>
        <text:list-item>
          <text:p text:style-name="P4">Anniversaries</text:p>
        </text:list-item>
        <text:list-item>
          <text:p text:style-name="P4">Small, intimate weddings</text:p>
        </text:list-item>
        <text:list-item>
          <text:p text:style-name="P4">Christenings</text:p>
        </text:list-item>
        <text:list-item>
          <text:p text:style-name="P4">Year-End functions</text:p>
        </text:list-item>
        <text:list-item>
          <text:p text:style-name="P5">Conferences</text:p>
        </text:list-item>
        <text:list-item>
          <text:p text:style-name="P5"><text:span text:style-name="T5">Workshops</text:span> etc.</text:p>
        </text:list-item>
      </text:list>
      <text:p text:style-name="P2"/>
      <text:p text:style-name="P15"/>
      <text:p text:style-name="P13"/>
      <text:list xml:id="list94630067300312" text:continue-numbering="true" text:style-name="L1">
        <text:list-header>
          <text:p text:style-name="P4"/>
        </text:list-header>
      </text:list>
      <text:p text:style-name="P2"/>
      <text:p text:style-name="P3">Photos:……………………………………..</text:p>
      <text:p text:style-name="P2"/>
      <text:p text:style-name="P2"/>
      <text:p text:style-name="P2">The Barn can accommodate a maximum of 60 gues<text:span text:style-name="T4">ts. </text:span><text:s/>Included in our Standard Venue Fee are the following;</text:p>
      <text:p text:style-name="P2"/>
      <text:list xml:id="list4567827441508928329" text:style-name="L2">
        <text:list-item>
          <text:p text:style-name="P6">Rustic, wooden tables</text:p>
        </text:list-item>
        <text:list-item>
          <text:p text:style-name="P6"><text:span text:style-name="T4">T</text:span>iffany chairs</text:p>
        </text:list-item>
        <text:list-item>
          <text:p text:style-name="P6">The Barn Welcome board</text:p>
        </text:list-item>
        <text:list-item>
          <text:p text:style-name="P6"><text:span text:style-name="T3">Wooden c</text:span>ra<text:span text:style-name="T3">t</text:span>es and grass bales to compliment the Barn atmosphere and theme</text:p>
        </text:list-item>
        <text:list-item>
          <text:p text:style-name="P6">Sound System</text:p>
        </text:list-item>
        <text:list-item>
          <text:p text:style-name="P6">We cater for people with disabilities</text:p>
        </text:list-item>
        <text:list-item>
          <text:p text:style-name="P6"><text:soft-page-break/>Baby changing facilities</text:p>
        </text:list-item>
        <text:list-item>
          <text:p text:style-name="P9">Secure parking</text:p>
        </text:list-item>
      </text:list>
      <text:p text:style-name="P2"/>
      <text:p text:style-name="P14"/>
      <text:p text:style-name="P14"/>
      <text:p text:style-name="P2">In addition to this we offer a range of services for your convenience. <text:s/>These include the following and can b<text:span text:style-name="T4">e</text:span> quoted for seperately according to your need;</text:p>
      <text:p text:style-name="P2"/>
      <text:list xml:id="list7439493521675105524" text:style-name="L3">
        <text:list-item>
          <text:p text:style-name="P7"><text:span text:style-name="T5">T</text:span>he use of our Proxima system for presentations</text:p>
        </text:list-item>
        <text:list-item>
          <text:p text:style-name="P7">We <text:span text:style-name="T4">can do your dishes and set your tables</text:span></text:p>
        </text:list-item>
        <text:list-item>
          <text:p text:style-name="P7">You can hire cutlery and crockery from us;</text:p>
        </text:list-item>
      </text:list>
      <text:p text:style-name="P2"><text:tab/>Carefully chosen to support the Barn theme this includes: <text:s/><text:span text:style-name="T2">white </text:span>enamel cups, spoons and <text:s text:c="6"/><text:tab/>plates. <text:tab/>Silver <text:tab/>underplates and cutlery. <text:s/>White linnen serviettes, unique consol type glasse<text:span text:style-name="T2">s <text:tab/>and</text:span> <text:span text:style-name="T2">white side plates.</text:span></text:p>
      <text:list xml:id="list5747879417277890659" text:style-name="L4">
        <text:list-item>
          <text:p text:style-name="P10">Callico and Burlap table runners</text:p>
        </text:list-item>
        <text:list-item>
          <text:p text:style-name="P10"><text:span text:style-name="T4">W</text:span>ooden slabs for center pieces</text:p>
        </text:list-item>
        <text:list-item>
          <text:p text:style-name="P12">Wooden cup-cake stands</text:p>
        </text:list-item>
        <text:list-item>
          <text:p text:style-name="P10">Carefully selected <text:span text:style-name="T5">C</text:span>aterors to see to your every culinary need. <text:s/><text:span text:style-name="T4">Clients are welcome to arrange for their own caterors as well at no extra cost. </text:span></text:p>
          <text:p text:style-name="P18"/>
        </text:list-item>
      </text:list>
      <text:p text:style-name="P3"/>
      <text:p text:style-name="P14"/>
      <text:p text:style-name="P3"/>
      <text:p text:style-name="P3"/>
      <text:p text:style-name="P3"/>
      <text:p text:style-name="P3">Pictures:…………………………………………………...</text:p>
      <text:p text:style-name="P3"/>
      <text:p text:style-name="P3"/>
      <text:p text:style-name="P3"/>
      <text:p text:style-name="P3"/>
      <text:p text:style-name="P3">COFFEE BAR</text:p>
      <text:p text:style-name="P3"/>
      <text:p text:style-name="P3">We are excited to serve your with an asortment of coffee and teas from our beautiful, old fashioned Coffee Bar. <text:s/></text:p>
      <text:p text:style-name="P3"/>
      <text:p text:style-name="P17">Pictures:……………………………………………..</text:p>
      <text:p text:style-name="P17"/>
      <text:p text:style-name="P17"/>
      <text:p text:style-name="P17"/>
      <text:p text:style-name="P15">CONTACT US</text:p>
      <text:p text:style-name="P15"/>
      <text:p text:style-name="P15">Amelia Giezing</text:p>
      <text:p text:style-name="P15">082 453 5814</text:p>
      <text:p text:style-name="P15"><text:a xlink:type="simple" xlink:href="mailto:amelia@the" text:style-name="Internet_20_link" text:visited-style-name="Visited_20_Internet_20_Link">amelia@the</text:a> barn.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49:56.427000000</meta:creation-date>
    <dc:date>2019-01-31T09:46:27.758000000</dc:date>
    <meta:editing-duration>PT12M57S</meta:editing-duration>
    <meta:editing-cycles>3</meta:editing-cycles>
    <meta:generator>LibreOffice/5.1.2.2$Windows_X86_64 LibreOffice_project/d3bf12ecb743fc0d20e0be0c58ca359301eb705f</meta:generator>
    <meta:document-statistic meta:table-count="0" meta:image-count="0" meta:object-count="0" meta:page-count="2" meta:paragraph-count="45" meta:word-count="367" meta:character-count="2233" meta:non-whitespace-character-count="1902"/>
  </office:meta>
</office:document-meta>
</file>